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ee93" officeooo:paragraph-rsid="001aee93"/>
    </style:style>
    <style:style style:name="P2" style:family="paragraph" style:parent-style-name="Standard">
      <style:text-properties officeooo:rsid="001aee93" officeooo:paragraph-rsid="001aee93"/>
    </style:style>
    <style:style style:name="P3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1aee93" officeooo:paragraph-rsid="001aee93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ee93" officeooo:paragraph-rsid="001aee9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1d6bd7" officeooo:paragraph-rsid="001d6bd7"/>
    </style:style>
    <style:style style:name="P6" style:family="paragraph" style:parent-style-name="Standard">
      <style:text-properties fo:font-size="14pt" fo:font-style="normal" fo:font-weight="bold" officeooo:rsid="00204225" officeooo:paragraph-rsid="00204225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aee93" officeooo:paragraph-rsid="001aee93" style:font-weight-asian="bold" style:font-weight-complex="bold"/>
    </style:style>
    <style:style style:name="P8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204225" officeooo:paragraph-rsid="00204225" style:font-weight-asian="bold" style:font-weight-complex="bold"/>
    </style:style>
    <style:style style:name="P9" style:family="paragraph" style:parent-style-name="Standard" style:list-style-name="L1">
      <style:text-properties officeooo:rsid="001aee93" officeooo:paragraph-rsid="001aee93"/>
    </style:style>
    <style:style style:name="P10" style:family="paragraph" style:parent-style-name="Standard" style:list-style-name="L1">
      <style:text-properties fo:font-size="14pt" fo:font-style="normal" fo:font-weight="bold" officeooo:rsid="001aee93" officeooo:paragraph-rsid="001aee93" style:font-style-asian="normal" style:font-weight-asian="bold" style:font-style-complex="normal" style:font-weight-complex="bold"/>
    </style:style>
    <style:style style:name="P11" style:family="paragraph" style:parent-style-name="Standard" style:list-style-name="L1">
      <style:text-properties fo:font-size="14pt" fo:font-weight="bold" officeooo:rsid="00204225" officeooo:paragraph-rsid="00204225" style:font-weight-asian="bold" style:font-weight-complex="bold"/>
    </style:style>
    <style:style style:name="P12" style:family="paragraph" style:parent-style-name="Standard" style:list-style-name="L1">
      <style:text-properties officeooo:rsid="001cb3ec" officeooo:paragraph-rsid="001cb3ec"/>
    </style:style>
    <style:style style:name="P13" style:family="paragraph" style:parent-style-name="Standard" style:list-style-name="L1">
      <style:text-properties officeooo:rsid="001d6bd7" officeooo:paragraph-rsid="001d6bd7"/>
    </style:style>
    <style:style style:name="P14" style:family="paragraph" style:parent-style-name="Standard" style:list-style-name="L1">
      <style:text-properties officeooo:rsid="001ddd31" officeooo:paragraph-rsid="001ddd31"/>
    </style:style>
    <style:style style:name="P15" style:family="paragraph" style:parent-style-name="Standard" style:list-style-name="L1">
      <style:text-properties officeooo:rsid="001fae99" officeooo:paragraph-rsid="001fae99"/>
    </style:style>
    <style:style style:name="P16" style:family="paragraph" style:parent-style-name="Standard" style:list-style-name="L1">
      <style:text-properties officeooo:rsid="001faf55" officeooo:paragraph-rsid="001faf55"/>
    </style:style>
    <style:style style:name="P17" style:family="paragraph" style:parent-style-name="Standard" style:list-style-name="L1">
      <style:text-properties officeooo:rsid="00204225" officeooo:paragraph-rsid="00204225"/>
    </style:style>
    <style:style style:name="P18" style:family="paragraph" style:parent-style-name="Standard" style:list-style-name="L1">
      <style:text-properties fo:font-weight="bold" officeooo:rsid="00204225" officeooo:paragraph-rsid="00204225" style:font-weight-asian="bold" style:font-weight-complex="bold"/>
    </style:style>
    <style:style style:name="P19" style:family="paragraph" style:parent-style-name="Standard" style:list-style-name="L1">
      <style:text-properties fo:font-weight="bold" officeooo:rsid="0021e365" officeooo:paragraph-rsid="0021e365" style:font-weight-asian="bold" style:font-weight-complex="bold"/>
    </style:style>
    <style:style style:name="P20" style:family="paragraph" style:parent-style-name="Standard" style:list-style-name="L1">
      <style:text-properties fo:font-weight="bold" officeooo:rsid="0023731a" officeooo:paragraph-rsid="0023731a" style:font-weight-asian="bold" style:font-weight-complex="bold"/>
    </style:style>
    <style:style style:name="P21" style:family="paragraph" style:parent-style-name="Standard" style:list-style-name="L1">
      <style:text-properties officeooo:rsid="0021e365" officeooo:paragraph-rsid="0021e365"/>
    </style:style>
    <style:style style:name="P22" style:family="paragraph" style:parent-style-name="Standard" style:list-style-name="L1">
      <style:text-properties officeooo:rsid="0023731a" officeooo:paragraph-rsid="0023731a"/>
    </style:style>
    <style:style style:name="P23" style:family="paragraph" style:parent-style-name="Standard" style:list-style-name="L1">
      <style:text-properties officeooo:rsid="0023e6a1" officeooo:paragraph-rsid="0023e6a1"/>
    </style:style>
    <style:style style:name="P24" style:family="paragraph" style:parent-style-name="Standard" style:list-style-name="L1">
      <style:paragraph-properties fo:break-before="page"/>
      <style:text-properties fo:font-size="14pt" fo:font-weight="bold" officeooo:rsid="001d6bd7" officeooo:paragraph-rsid="001d6bd7" style:font-weight-asian="bold" style:font-weight-complex="bold"/>
    </style:style>
    <style:style style:name="P25" style:family="paragraph" style:parent-style-name="Standard" style:list-style-name="L1">
      <style:paragraph-properties fo:break-before="page"/>
      <style:text-properties fo:font-size="14pt" fo:font-style="normal" fo:font-weight="bold" officeooo:rsid="00204225" officeooo:paragraph-rsid="00204225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officeooo:rsid="0022d3e1"/>
    </style:style>
    <style:style style:name="T4" style:family="text">
      <style:text-properties officeooo:rsid="0023731a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Thème 1 A3</text:p>
      <text:p text:style-name="P4">De la diversification des êtres vivants à l’évolution de la bio diversité</text:p>
      <text:p text:style-name="P2"/>
      <text:p text:style-name="P2"/>
      <text:list xml:id="list6702310773907123154" text:style-name="L1">
        <text:list-item>
          <text:p text:style-name="P7">Variations d’une population</text:p>
          <text:p text:style-name="P9">Une population est un ensemble d’individus qui appartiennent à la même espèce, qui vivent à proximité des uns des autres, et qui se reproduisent majoritairement entre eux. </text:p>
          <text:p text:style-name="P9">Une population forme une communauté dont les limites dans l’espace et dans le temps sont fixées selon des critères géographiques, culturels. </text:p>
          <text:p text:style-name="P9">Au sein d’une population, on observe une variabilité génétique due à la diversité naturelle qui résulte des brassages. </text:p>
          <text:p text:style-name="P9">Donc une population va différer d’une autre population de la même espèce par la collection d’allèles des gènes qu’elle possède. </text:p>
          <text:p text:style-name="P9"/>
        </text:list-item>
        <text:list-item>
          <text:p text:style-name="P7">Evolution génétique des populations</text:p>
          <text:list>
            <text:list-item>
              <text:p text:style-name="P10">Sélection naturelle</text:p>
              <text:p text:style-name="P12">En fonction d’un écosystème précis (compétition entre espèce, pollution, …), certains phénotypes peuvent présenter un avantage ou un désavantage. </text:p>
              <text:p text:style-name="P12">On dit que le milieu sélectionne des phénotypes. </text:p>
              <text:p text:style-name="P12">Les individus qui représentent un phénotype avantageux ont plus de chances de survivre et de se reproduire. </text:p>
              <text:p text:style-name="P12">On dit qu’il y a une survie différentielle en fonction du phénotype. </text:p>
              <text:p text:style-name="P12">Il y a alors une variation de la fréquence des allèles. </text:p>
              <text:p text:style-name="P12"/>
              <text:p text:style-name="P12"><text:span text:style-name="T1">Sélection naturelle :</text:span> C’est un mécanisme non aléatoire, orientée, qui tend à privilégier les phénotypes les plus avantageux dans les conditions environnementales du moment. </text:p>
              <text:p text:style-name="P12"/>
              <text:p text:style-name="P12">Trois conditions :</text:p>
              <text:list>
                <text:list-header>
                  <text:p text:style-name="P12">Variation phénotypique au sein de la population</text:p>
                  <text:p text:style-name="P12">Cette variation phénotypique est d’origine génétique</text:p>
                  <text:p text:style-name="P12">Il existe une relation entre le phénotype et l’aptitude à la survie et à la reproduction</text:p>
                </text:list-header>
              </text:list>
              <text:p text:style-name="P13">Tout changement de milieu peut inverser le sens de l’évolution</text:p>
              <text:p text:style-name="P13"/>
            </text:list-item>
          </text:list>
        </text:list-item>
      </text:list>
      <text:p text:style-name="P5"/>
      <text:list xml:id="list104802244545856" text:continue-numbering="true" text:style-name="L1">
        <text:list-item>
          <text:list>
            <text:list-item>
              <text:p text:style-name="P24">La dérive génétique</text:p>
              <text:p text:style-name="P14">La dérive génétique s’exerce sur des allèles neutres, c’est-à-dire qu’elles ne confèrent ni avantages ni désavantages sélectif pour les individus qui les portent. </text:p>
              <text:p text:style-name="P14">Pour des allèles neutres, la diversité allélique va dépendre de la taille d’une population. </text:p>
              <text:p text:style-name="P15">Si l’effectif de la population est faible, le devenir de l’allèle est aléatoire</text:p>
              <text:list>
                <text:list-header>
                  <text:p text:style-name="P15">Soit cet allèle disparaît</text:p>
                  <text:p text:style-name="P15">Soit il s’implante au sein de la population</text:p>
                  <text:p text:style-name="P15">Soit il se maintient</text:p>
                </text:list-header>
              </text:list>
              <text:p text:style-name="P15">Si l’effectif est plus important, alors la fréquence des allèles présente peu de variations. </text:p>
              <text:p text:style-name="P16">Les effets de la dérive génétique sont d’autant plus grands que la population est petite. </text:p>
              <text:list text:continue-numbering="true">
                <text:list-header>
                  <text:p text:style-name="P16">Le petit nombre de géniteurs fait que, statistiquement, certains allèles vont disparaître. </text:p>
                </text:list-header>
              </text:list>
              <text:p text:style-name="P16"/>
              <text:p text:style-name="P16">La dérive génétique conduit de façon aléatoire à l’augmentation ou à la diminution de la fréquence des allèles, et donc une diminution de la diversité génétique de la population. </text:p>
            </text:list-item>
          </text:list>
          <text:p text:style-name="P14"/>
        </text:list-item>
        <text:list-item>
          <text:p text:style-name="P8">L’espèce : unité génétique d’évolution</text:p>
          <text:list>
            <text:list-item>
              <text:p text:style-name="P11">Définition d’une espèce</text:p>
              <text:p text:style-name="P17">Définition phénétique : </text:p>
              <text:list>
                <text:list-header>
                  <text:p text:style-name="P17">Les individus qui appartiennent à une même espèce se ressemblent plus entre eux qu’avec des individus d’autres espèces. </text:p>
                  <text:list>
                    <text:list-header>
                      <text:p text:style-name="P17">Contre-exemple : le dimorphisme sexuel </text:p>
                      <text:list>
                        <text:list-header>
                          <text:p text:style-name="P17">(apparence radicalement différente selon le sexe) </text:p>
                        </text:list-header>
                      </text:list>
                    </text:list-header>
                  </text:list>
                </text:list-header>
              </text:list>
              <text:p text:style-name="P17">Définition biologique : </text:p>
              <text:list text:continue-numbering="true">
                <text:list-header>
                  <text:p text:style-name="P17">Deux individus appartiennent à une même espèce s’ils sont interféconds et que la descendance est fertile. </text:p>
                </text:list-header>
              </text:list>
              <text:p text:style-name="P17">Définition moléculaire : </text:p>
              <text:list text:continue-numbering="true">
                <text:list-header>
                  <text:p text:style-name="P17">Deux individus appartiennent à un même espèce s’ils ont les mêmes gènes et qu’il y a un échange d’allèles lors de la reproduction sexuée. </text:p>
                </text:list-header>
              </text:list>
              <text:p text:style-name="P17"/>
              <text:p text:style-name="P17">Chaque définition a ses limites, donc on est revenu sur une autre définition : </text:p>
              <text:list text:continue-numbering="true">
                <text:list-header>
                  <text:p text:style-name="P17">Une population d’individus suffisamment isolés génétiquement des autres populations. Il s’est alors produit un isolement reproducteur. </text:p>
                </text:list-header>
              </text:list>
              <text:p text:style-name="P17"/>
            </text:list-item>
          </text:list>
        </text:list-item>
      </text:list>
      <text:p text:style-name="P6"/>
      <text:list xml:id="list104802755950842" text:continue-numbering="true" text:style-name="L1">
        <text:list-item>
          <text:list>
            <text:list-item>
              <text:p text:style-name="P25">Spéciation</text:p>
              <text:list>
                <text:list-item>
                  <text:p text:style-name="P18">Définition</text:p>
                  <text:p text:style-name="P17">C’est l’apparition d’une ou de plusieurs espèces à partir d’une espèce ancestrale. </text:p>
                  <text:p text:style-name="P21">Cela nécessite un isolement reproducteur entre deux populations de l’espèce ancestral. </text:p>
                  <text:list>
                    <text:list-item>
                      <text:p text:style-name="P21">Deux populations isolées géographiquement peuvent diverger. Elles présentent un isolement reproducteur sous l’effet de la sélection naturelle et sous l’effet de la dérive génétique. </text:p>
                    </text:list-item>
                    <text:list-item>
                      <text:p text:style-name="P21">Deux population qui ne sont pas isolées géographiquement mais plutôt d’un point de vue écologique. Elles présentent un isolement reproducteur sous l’effet de la sélection naturelle. </text:p>
                    </text:list-item>
                  </text:list>
                  <text:p text:style-name="P21"/>
                </text:list-item>
                <text:list-item>
                  <text:p text:style-name="P19">1<text:span text:style-name="T2">er</text:span> cas : <text:span text:style-name="T4">Un </text:span>isolement <text:span text:style-name="T4">géographique conduit à un isolement </text:span>reproducteur</text:p>
                  <text:p text:style-name="P21"><text:span text:style-name="T3">P. 70 : </text:span>2 espèces de papillons</text:p>
                  <text:p text:style-name="P22">On s’aperçoit qu’au cours des dernières glaciations du quaternaires, deux espèces se sont isolées : l’une au niveau des Balkans, l’autre au niveau de l’Italie</text:p>
                  <text:p text:style-name="P22">//</text:p>
                  <text:p text:style-name="P22">Les mutations ont été soumises à la sélection naturelle et à la dérive génétique</text:p>
                  <text:p text:style-name="P22">Divergence génétique → isolement reproducteur</text:p>
                  <text:p text:style-name="P22"/>
                  <text:p text:style-name="P22">// Schéma qui résume ça à rattraper //</text:p>
                  <text:p text:style-name="P22"/>
                </text:list-item>
                <text:list-item>
                  <text:p text:style-name="P20">2<text:span text:style-name="T2">e</text:span> cas : Un isolement écologique conduit à un isolement reproducteur</text:p>
                  <text:p text:style-name="P23">P. 71 : 2 espèces de poissons</text:p>
                  <text:p text:style-name="P23">Il existait une espèce ancestrale qui a colonisé le lac. Elle présentait une variabilité naturelle d’individus, notamment quant à la forme de leur mâchoire. </text:p>
                  <text:p text:style-name="P23">La sélection naturelle a favorisée les poissons adaptés à se nourrir en profondeur, et les poissons adaptés à se nourrir près du rivage. </text:p>
                  <text:p text:style-name="P23">Les formes intermédiaires ont été désavantagées. </text:p>
                  <text:p text:style-name="P23">Donc les poissons en profondeurs se sont reproduit entre eux, et les poissons en surface entre eux. </text:p>
                  <text:p text:style-name="P23">À terme, il y a des comportements reproducteurs différents conduisant à la formation de deux espèces différentes. </text:p>
                </text:list-item>
              </text:list>
              <text:p text:style-name="P1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ee93" officeooo:paragraph-rsid="001aee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VT<text:tab/><text:tab/>T1A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20:59.172000000</meta:creation-date>
    <dc:date>2019-02-19T10:48:01.740000000</dc:date>
    <meta:editing-duration>PT2H48M55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64" meta:word-count="764" meta:character-count="4954" meta:non-whitespace-character-count="4231"/>
  </office:meta>
</office:document-meta>
</file>